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text-properties fo:font-weight="normal" officeooo:rsid="0013a147" officeooo:paragraph-rsid="0013a147" fo:background-color="transparent" style:font-weight-asian="normal" style:font-weight-complex="normal"/>
    </style:style>
    <style:style style:name="P2" style:family="paragraph" style:parent-style-name="Text_20_body">
      <loext:graphic-properties draw:fill="none" draw:fill-color="#ffffff"/>
      <style:paragraph-properties fo:margin-left="0in" fo:margin-right="0in" fo:text-indent="0in" style:auto-text-indent="false" fo:background-color="transparent"/>
    </style:style>
    <style:style style:name="P3" style:family="paragraph" style:parent-style-name="Text_20_body">
      <loext:graphic-properties draw:fill="none" draw:fill-color="#ffffff"/>
      <style:paragraph-properties fo:margin-left="0in" fo:margin-right="0in" fo:text-indent="0in" style:auto-text-indent="false" fo:background-color="transparent"/>
      <style:text-properties fo:background-color="transparent"/>
    </style:style>
    <style:style style:name="P4" style:family="paragraph" style:parent-style-name="Text_20_body">
      <loext:graphic-properties draw:fill="none" draw:fill-color="#ffffff"/>
      <style:paragraph-properties fo:margin-left="0in" fo:margin-right="0in" fo:text-indent="0in" style:auto-text-indent="false" fo:background-color="transparent"/>
      <style:text-properties fo:background-color="transparent"/>
    </style:style>
    <style:style style:name="T1" style:family="text">
      <style:text-properties officeooo:rsid="0013a147"/>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ver Letter:</text:p>
      <text:p text:style-name="P2"/>
      <text:p text:style-name="P3"><text:span text:style-name="T1">Dear</text:span> ,</text:p>
      <text:p text:style-name="P2"/>
      <text:p text:style-name="P2"><text:span text:style-name="Strong_20_Emphasis"><text:span text:style-name="T3">Short introduction:</text:span></text:span></text:p>
      <text:p text:style-name="P3">I have just graduated from my studies (MSc System &amp; Control with an emphasis on Computer Science) at the Technical University Delft (TU Delft). With my current education, I am the bridge between hardware- and software teams with a deep understanding of both worlds. I am currently living in Delft, shortly I would like to move to the city of Utrecht. My hobbies are sports (boxing, running, windsurfing) and Do-It-Yourself projects that involve metal and woodworking.</text:p>
      <text:p text:style-name="P2"/>
      <text:p text:style-name="P2"><text:span text:style-name="Strong_20_Emphasis"><text:span text:style-name="T3">Motivation:</text:span></text:span></text:p>
      <text:p text:style-name="P3">Making stuff is my hobby, study and passion. This hobby started years ago; most projects I did were related to hardware (motorcycles and woodworking); As Bachelor's I chose Mechanical Engineering.</text:p>
      <text:p text:style-name="P3">During my studies, I found my love for software development, mainly because there are so many small puzzels and design choices to solve. Especially algorithm design was one of my favourite courses. My thesis was on robotics, a beautiful combination of soft- and hardware in which I like to continue working. </text:p>
      <text:p text:style-name="P2"/>
      <text:p text:style-name="P2"><text:span text:style-name="Strong_20_Emphasis"><text:span text:style-name="T3">What I bring to the table:</text:span></text:span></text:p>
      <text:p text:style-name="P3">I have experience with Matlab, C++, Python, Qt, Linux, Git, SCRUM, best coding practices, OOP and more. The only requirement listed on the job application in which I have negligible experience is in C. Luckily I am eager to learn.</text:p>
      <text:p text:style-name="P2"/>
      <text:p text:style-name="P2"><text:span text:style-name="T3">Negligible experience in C will not be an issue; there is a more pressing issue. Apart from educational experience, experience as a leader (as a boxing trainer, Workshop student assistant and student mentor), and experience from personal projects. I still need to gain work experience, especially when applying for the job </text:span><text:span text:style-name="T2">Senior </text:span><text:span text:style-name="T3">software engineer.</text:span></text:p>
      <text:p text:style-name="P2"/>
      <text:p text:style-name="P3">Meeting in person can show if my personality would suite the role's needs, the lack of work experience is compensated by experience in other fields.</text:p>
      <text:p text:style-name="P2"/>
      <text:p text:style-name="P3">Kind regards,</text:p>
      <text:p text:style-name="P2"/>
      <text:p text:style-name="P3">Gijs Gro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3:21:52.636476679</meta:creation-date>
    <dc:date>2024-01-31T19:58:16.243414958</dc:date>
    <meta:editing-duration>PT1H6M12S</meta:editing-duration>
    <meta:editing-cycles>4</meta:editing-cycles>
    <meta:generator>LibreOffice/7.6.4.1$Linux_X86_64 LibreOffice_project/e19e193f88cd6c0525a17fb7a176ed8e6a3e2aa1</meta:generator>
    <meta:print-date>2024-01-19T14:25:53.032596342</meta:print-date>
    <meta:printed-by>PDF files</meta:printed-by>
    <meta:document-statistic meta:table-count="0" meta:image-count="0" meta:object-count="0" meta:page-count="1" meta:paragraph-count="13" meta:word-count="293" meta:character-count="1796" meta:non-whitespace-character-count="1515"/>
  </office:meta>
</office:document-meta>
</file>